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8000006082B04BB1AD3D58F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60a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png" text:anchor-type="paragraph" svg:width="21.001cm" svg:height="26.148cm" draw:z-index="0"><draw:image xlink:href="Pictures/10000001000004D8000006082B04BB1AD3D58FB1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Line5748812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M1<text:span text:style-name="T1">5</text:span> DRAFT – 0<text:span text:style-name="T1">6</text:span>/2023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2.5.2$Linux_X86_64 LibreOffice_project/499f9727c189e6ef3471021d6132d4c694f357e5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28" meta:non-whitespace-character-count="112"/>
    <meta:user-defined meta:name="WebPublish_HTML_Profile">EEZ (HTML)</meta:user-defined>
  </office:meta>
</office:document-meta>
</file>